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rbeitsprozessbericht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rbeitsprozessbericht.A" style:family="table-column">
      <style:table-column-properties style:column-width="1.3021in" style:rel-column-width="12749*"/>
    </style:style>
    <style:style style:name="Arbeitsprozessbericht.B" style:family="table-column">
      <style:table-column-properties style:column-width="5.391in" style:rel-column-width="52786*"/>
    </style:style>
    <style:style style:name="Arbeitsprozessbericht.1" style:family="table-row">
      <style:table-row-properties fo:background-color="transparent">
        <style:background-image/>
      </style:table-row-properties>
    </style:style>
    <style:style style:name="Arbeitsprozessbericht.A1" style:family="table-cell">
      <style:table-cell-properties fo:background-color="#dddddd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rbeitsprozessbericht.B1" style:family="table-cell">
      <style:table-cell-properties fo:background-color="#dddddd" fo:padding="0.0194in" fo:border="0.05pt solid #000000" style:writing-mode="page">
        <style:background-image/>
      </style:table-cell-properties>
    </style:style>
    <style:style style:name="Arbeitsprozessbericht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7" style:family="table-row">
      <style:table-row-properties fo:background-color="transparent" fo:keep-together="auto">
        <style:background-image/>
      </style:table-row-properties>
    </style:style>
    <style:style style:name="Arbeitsprozessbericht.A7" style:family="table-cell">
      <style:table-cell-properties style:vertical-align="" fo:background-color="#dddddd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rbeitsprozessbericht.B7" style:family="table-cell">
      <style:table-cell-properties style:vertical-align="" fo:background-color="#dddddd" fo:padding="0.0194in" fo:border="0.05pt solid #000000" style:writing-mode="page">
        <style:background-image/>
      </style:table-cell-properties>
    </style:style>
    <style:style style:name="Arbeitsprozessbericht.A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9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9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1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1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7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7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1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1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1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1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7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7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29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29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39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39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0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0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1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1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4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4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5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5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6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7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7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Arbeitsprozessbericht.A48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Arbeitsprozessbericht.B48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Arial2" officeooo:rsid="001ab90e" officeooo:paragraph-rsid="001ab90e"/>
    </style:style>
    <style:style style:name="P2" style:family="paragraph" style:parent-style-name="Table_20_Contents">
      <style:text-properties style:font-name="Arial2" officeooo:rsid="001ab90e" officeooo:paragraph-rsid="001ab90e"/>
    </style:style>
    <style:style style:name="P3" style:family="paragraph" style:parent-style-name="Table_20_Contents">
      <style:text-properties style:font-name="Arial2" officeooo:rsid="00230458" officeooo:paragraph-rsid="00230458"/>
    </style:style>
    <style:style style:name="P4" style:family="paragraph" style:parent-style-name="Standard">
      <style:paragraph-properties fo:margin-top="0in" fo:margin-bottom="0.0209in" style:contextual-spacing="false" fo:line-height="115%"/>
      <style:text-properties fo:color="#000000" loext:opacity="100%" style:font-name="Arial" fo:font-size="12pt" officeooo:rsid="001ab90e" officeooo:paragraph-rsid="001ab90e" style:font-size-asian="12pt" style:font-size-complex="12pt"/>
    </style:style>
    <style:style style:name="P5" style:family="paragraph" style:parent-style-name="Standard">
      <style:paragraph-properties fo:margin-top="0in" fo:margin-bottom="0.0209in" style:contextual-spacing="false" fo:line-height="115%"/>
      <style:text-properties fo:color="#000000" loext:opacity="100%" style:font-name="Arial" fo:font-size="12pt" officeooo:paragraph-rsid="001ab90e" style:font-size-asian="12pt" style:font-size-complex="12pt"/>
    </style:style>
    <style:style style:name="P6" style:family="paragraph" style:parent-style-name="Table_20_Contents">
      <style:text-properties style:font-name="Arial2"/>
    </style:style>
    <style:style style:name="P7" style:family="paragraph" style:parent-style-name="Table_20_Contents">
      <style:text-properties style:font-name="Arial2" officeooo:rsid="001ab90e" officeooo:paragraph-rsid="00200d0d"/>
    </style:style>
    <style:style style:name="P8" style:family="paragraph" style:parent-style-name="Table_20_Contents">
      <style:text-properties style:font-name="Arial2" officeooo:rsid="00200d0d" officeooo:paragraph-rsid="00200d0d"/>
    </style:style>
    <style:style style:name="T1" style:family="text">
      <style:text-properties officeooo:rsid="001ed3fd"/>
    </style:style>
    <style:style style:name="T2" style:family="text">
      <style:text-properties officeooo:rsid="0020c95c"/>
    </style:style>
    <style:style style:name="T3" style:family="text">
      <style:text-properties officeooo:rsid="00230458"/>
    </style:style>
    <style:style style:name="T4" style:family="text">
      <style:text-properties officeooo:rsid="00200d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eitsprozessbericht <text:span text:style-name="T1">wissenschaftliche Arbeit / Teilnahme am BwInf <text:s text:c="6"/></text:span><text:span text:style-name="T2">Name: </text:span><text:span text:style-name="T3">Jakob Allweiss</text:span></text:p>
      <text:p text:style-name="P1"/>
      <table:table table:name="Arbeitsprozessbericht" table:style-name="Arbeitsprozessbericht">
        <table:table-column table:style-name="Arbeitsprozessbericht.A"/>
        <table:table-column table:style-name="Arbeitsprozessbericht.B"/>
        <table:table-row table:style-name="Arbeitsprozessbericht.1">
          <table:table-cell table:style-name="Arbeitsprozessbericht.A1" office:value-type="string">
            <text:p text:style-name="P2"><text:span text:style-name="T1">M</text:span><text:span text:style-name="T4">o</text:span><text:span text:style-name="T1"> </text:span><text:span text:style-name="T4">06</text:span>.<text:span text:style-name="T4">10</text:span>.20<text:span text:style-name="T4">25</text:span></text:p>
          </table:table-cell>
          <table:table-cell table:style-name="Arbeitsprozessbericht.B1" office:value-type="string">
            <text:p text:style-name="P3"/>
          </table:table-cell>
        </table:table-row>
        <table:table-row>
          <table:table-cell table:style-name="Arbeitsprozessbericht.A2" office:value-type="string">
            <text:p text:style-name="P4">Geplant:</text:p>
          </table:table-cell>
          <table:table-cell table:style-name="Arbeitsprozessbericht.B2" office:value-type="string">
            <text:p text:style-name="P3">Konzepte Umsetzung, erste Experimente in Java</text:p>
          </table:table-cell>
        </table:table-row>
        <table:table-row>
          <table:table-cell table:style-name="Arbeitsprozessbericht.A3" office:value-type="string">
            <text:p text:style-name="P5">Erreicht:</text:p>
          </table:table-cell>
          <table:table-cell table:style-name="Arbeitsprozessbericht.B3" office:value-type="string">
            <text:p text:style-name="P3">Lösungswege überlegt (Voxel-Projection, Brute-Force)</text:p>
          </table:table-cell>
        </table:table-row>
        <table:table-row>
          <table:table-cell table:style-name="Arbeitsprozessbericht.A2" office:value-type="string">
            <text:p text:style-name="P5">Probleme:</text:p>
          </table:table-cell>
          <table:table-cell table:style-name="Arbeitsprozessbericht.B2" office:value-type="string">
            <text:p text:style-name="P3">-</text:p>
          </table:table-cell>
        </table:table-row>
        <table:table-row>
          <table:table-cell table:style-name="Arbeitsprozessbericht.A3" office:value-type="string">
            <text:p text:style-name="P5">Problemlösung:</text:p>
          </table:table-cell>
          <table:table-cell table:style-name="Arbeitsprozessbericht.B3" office:value-type="string">
            <text:p text:style-name="P6">-</text:p>
          </table:table-cell>
        </table:table-row>
        <table:table-row>
          <table:table-cell table:style-name="Arbeitsprozessbericht.A2" office:value-type="string">
            <text:p text:style-name="P5">Offene Fragen:</text:p>
          </table:table-cell>
          <table:table-cell table:style-name="Arbeitsprozessbericht.B2" office:value-type="string">
            <text:p text:style-name="P3">Java Libraries zum einfachen Visualisieren</text:p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13</text:span>.<text:span text:style-name="T4">10</text:span>.20<text:span text:style-name="T4">25</text:span></text:p>
          </table:table-cell>
          <table:table-cell table:style-name="Arbeitsprozessbericht.B7" office:value-type="string">
            <text:p text:style-name="P6"/>
          </table:table-cell>
        </table:table-row>
        <table:table-row>
          <table:table-cell table:style-name="Arbeitsprozessbericht.A2" office:value-type="string">
            <text:p text:style-name="P4">Geplant:</text:p>
          </table:table-cell>
          <table:table-cell table:style-name="Arbeitsprozessbericht.B2" office:value-type="string">
            <text:p text:style-name="P6">mit programmieren anfangen</text:p>
          </table:table-cell>
        </table:table-row>
        <table:table-row>
          <table:table-cell table:style-name="Arbeitsprozessbericht.A3" office:value-type="string">
            <text:p text:style-name="P5">Erreicht:</text:p>
          </table:table-cell>
          <table:table-cell table:style-name="Arbeitsprozessbericht.B3" office:value-type="string">
            <text:p text:style-name="P6">Grid klasse angefangen</text:p>
          </table:table-cell>
        </table:table-row>
        <table:table-row>
          <table:table-cell table:style-name="Arbeitsprozessbericht.A2" office:value-type="string">
            <text:p text:style-name="P5">Probleme:</text:p>
          </table:table-cell>
          <table:table-cell table:style-name="Arbeitsprozessbericht.B2" office:value-type="string">
            <text:p text:style-name="P6"/>
          </table:table-cell>
        </table:table-row>
        <table:table-row>
          <table:table-cell table:style-name="Arbeitsprozessbericht.A3" office:value-type="string">
            <text:p text:style-name="P5">Problemlösung:</text:p>
          </table:table-cell>
          <table:table-cell table:style-name="Arbeitsprozessbericht.B3" office:value-type="string">
            <text:p text:style-name="P6"/>
          </table:table-cell>
        </table:table-row>
        <table:table-row>
          <table:table-cell table:style-name="Arbeitsprozessbericht.A2" office:value-type="string">
            <text:p text:style-name="P5">Offene Fragen:</text:p>
          </table:table-cell>
          <table:table-cell table:style-name="Arbeitsprozessbericht.B2" office:value-type="string">
            <text:p text:style-name="P6"/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03</text:span>.<text:span text:style-name="T4">11</text:span>.20<text:span text:style-name="T4">25</text:span></text:p>
          </table:table-cell>
          <table:table-cell table:style-name="Arbeitsprozessbericht.B7" office:value-type="string">
            <text:p text:style-name="P6"/>
          </table:table-cell>
        </table:table-row>
        <table:table-row>
          <table:table-cell table:style-name="Arbeitsprozessbericht.A2" office:value-type="string">
            <text:p text:style-name="P4">Geplant:</text:p>
          </table:table-cell>
          <table:table-cell table:style-name="Arbeitsprozessbericht.B2" office:value-type="string">
            <text:p text:style-name="P6">weiter am code arbeiten</text:p>
          </table:table-cell>
        </table:table-row>
        <table:table-row>
          <table:table-cell table:style-name="Arbeitsprozessbericht.A3" office:value-type="string">
            <text:p text:style-name="P5">Erreicht:</text:p>
          </table:table-cell>
          <table:table-cell table:style-name="Arbeitsprozessbericht.B3" office:value-type="string">
            <text:p text:style-name="P6">Eingabe-Parser fertig, Constraints klasse erstellt</text:p>
          </table:table-cell>
        </table:table-row>
        <table:table-row>
          <table:table-cell table:style-name="Arbeitsprozessbericht.A2" office:value-type="string">
            <text:p text:style-name="P5">Probleme:</text:p>
          </table:table-cell>
          <table:table-cell table:style-name="Arbeitsprozessbericht.B2" office:value-type="string">
            <text:p text:style-name="P6">diagonalen voll verwirrend</text:p>
          </table:table-cell>
        </table:table-row>
        <table:table-row>
          <table:table-cell table:style-name="Arbeitsprozessbericht.A3" office:value-type="string">
            <text:p text:style-name="P5">Problemlösung:</text:p>
          </table:table-cell>
          <table:table-cell table:style-name="Arbeitsprozessbericht.B3" office:value-type="string">
            <text:p text:style-name="P6">erstmal ignoriert</text:p>
          </table:table-cell>
        </table:table-row>
        <table:table-row>
          <table:table-cell table:style-name="Arbeitsprozessbericht.A2" office:value-type="string">
            <text:p text:style-name="P5">Offene Fragen:</text:p>
          </table:table-cell>
          <table:table-cell table:style-name="Arbeitsprozessbericht.B2" office:value-type="string">
            <text:p text:style-name="P6"/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10</text:span>.<text:span text:style-name="T4">11</text:span>.20<text:span text:style-name="T4">25</text:span></text:p>
          </table:table-cell>
          <table:table-cell table:style-name="Arbeitsprozessbericht.B7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4">Geplant:</text:p>
          </table:table-cell>
          <table:table-cell table:style-name="Arbeitsprozessbericht.B20" office:value-type="string">
            <text:p text:style-name="P6">Solver shreiben</text:p>
          </table:table-cell>
        </table:table-row>
        <table:table-row>
          <table:table-cell table:style-name="Arbeitsprozessbericht.A20" office:value-type="string">
            <text:p text:style-name="P5">Erreicht:</text:p>
          </table:table-cell>
          <table:table-cell table:style-name="Arbeitsprozessbericht.B20" office:value-type="string">
            <text:p text:style-name="P6">backtracking ansatz implementiert</text:p>
          </table:table-cell>
        </table:table-row>
        <table:table-row>
          <table:table-cell table:style-name="Arbeitsprozessbericht.A20" office:value-type="string">
            <text:p text:style-name="P5">Probleme:</text:p>
          </table:table-cell>
          <table:table-cell table:style-name="Arbeitsprozessbericht.B20" office:value-type="string">
            <text:p text:style-name="P6">funktoniert nicht bei allen testfällen</text:p>
          </table:table-cell>
        </table:table-row>
        <table:table-row>
          <table:table-cell table:style-name="Arbeitsprozessbericht.A20" office:value-type="string">
            <text:p text:style-name="P5">Problemlösung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Offene Fragen:</text:p>
          </table:table-cell>
          <table:table-cell table:style-name="Arbeitsprozessbericht.B20" office:value-type="string">
            <text:p text:style-name="P6">warum findet er keine lösung?</text:p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17</text:span>.<text:span text:style-name="T4">11</text:span>.20<text:span text:style-name="T4">25</text:span></text:p>
          </table:table-cell>
          <table:table-cell table:style-name="Arbeitsprozessbericht.B7" office:value-type="string">
            <text:p text:style-name="P8">Einsendeschluss BwInf</text:p>
          </table:table-cell>
        </table:table-row>
        <table:table-row>
          <table:table-cell table:style-name="Arbeitsprozessbericht.A20" office:value-type="string">
            <text:p text:style-name="P4">Geplant:</text:p>
          </table:table-cell>
          <table:table-cell table:style-name="Arbeitsprozessbericht.B20" office:value-type="string">
            <text:p text:style-name="P6">bugs fixen</text:p>
          </table:table-cell>
        </table:table-row>
        <table:table-row>
          <table:table-cell table:style-name="Arbeitsprozessbericht.A20" office:value-type="string">
            <text:p text:style-name="P5">Erreicht:</text:p>
          </table:table-cell>
          <table:table-cell table:style-name="Arbeitsprozessbericht.B20" office:value-type="string">
            <text:p text:style-name="P6">diagonalen bug gefunden und gefixt, läuft jetz</text:p>
          </table:table-cell>
        </table:table-row>
        <table:table-row>
          <table:table-cell table:style-name="Arbeitsprozessbericht.A20" office:value-type="string">
            <text:p text:style-name="P5">Probleme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Problemlösung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Offene Fragen:</text:p>
          </table:table-cell>
          <table:table-cell table:style-name="Arbeitsprozessbericht.B20" office:value-type="string">
            <text:p text:style-name="P6"/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24</text:span>.<text:span text:style-name="T4">11</text:span>.20<text:span text:style-name="T4">25</text:span></text:p>
          </table:table-cell>
          <table:table-cell table:style-name="Arbeitsprozessbericht.B7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4">Geplant:</text:p>
          </table:table-cell>
          <table:table-cell table:style-name="Arbeitsprozessbericht.B20" office:value-type="string">
            <text:p text:style-name="P6">doku anfangen</text:p>
          </table:table-cell>
        </table:table-row>
        <table:table-row>
          <table:table-cell table:style-name="Arbeitsprozessbericht.A20" office:value-type="string">
            <text:p text:style-name="P5">Erreicht:</text:p>
          </table:table-cell>
          <table:table-cell table:style-name="Arbeitsprozessbericht.B20" office:value-type="string">
            <text:p text:style-name="P6">latex vorlage erstellt</text:p>
          </table:table-cell>
        </table:table-row>
        <table:table-row>
          <table:table-cell table:style-name="Arbeitsprozessbericht.A20" office:value-type="string">
            <text:p text:style-name="P5">Probleme:</text:p>
          </table:table-cell>
          <table:table-cell table:style-name="Arbeitsprozessbericht.B20" office:value-type="string">
            <text:p text:style-name="P6">pdflatex ging nicht</text:p>
          </table:table-cell>
        </table:table-row>
        <table:table-row>
          <table:table-cell table:style-name="Arbeitsprozessbericht.A20" office:value-type="string">
            <text:p text:style-name="P5">Problemlösung:</text:p>
          </table:table-cell>
          <table:table-cell table:style-name="Arbeitsprozessbericht.B20" office:value-type="string">
            <text:p text:style-name="P6">pakete instaliert</text:p>
          </table:table-cell>
        </table:table-row>
        <text:soft-page-break/>
        <table:table-row>
          <table:table-cell table:style-name="Arbeitsprozessbericht.A20" office:value-type="string">
            <text:p text:style-name="P5">Offene Fragen:</text:p>
          </table:table-cell>
          <table:table-cell table:style-name="Arbeitsprozessbericht.B20" office:value-type="string">
            <text:p text:style-name="P6"/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01</text:span>.<text:span text:style-name="T4">12</text:span>.20<text:span text:style-name="T4">25</text:span></text:p>
          </table:table-cell>
          <table:table-cell table:style-name="Arbeitsprozessbericht.B7" office:value-type="string">
            <text:p text:style-name="P6"><text:s/><text:span text:style-name="T4">Abgabe</text:span></text:p>
          </table:table-cell>
        </table:table-row>
        <table:table-row>
          <table:table-cell table:style-name="Arbeitsprozessbericht.A20" office:value-type="string">
            <text:p text:style-name="P4">Geplant:</text:p>
          </table:table-cell>
          <table:table-cell table:style-name="Arbeitsprozessbericht.B20" office:value-type="string">
            <text:p text:style-name="P6">arbeit fertig schreiben</text:p>
          </table:table-cell>
        </table:table-row>
        <table:table-row>
          <table:table-cell table:style-name="Arbeitsprozessbericht.A20" office:value-type="string">
            <text:p text:style-name="P5">Erreicht:</text:p>
          </table:table-cell>
          <table:table-cell table:style-name="Arbeitsprozessbericht.B20" office:value-type="string">
            <text:p text:style-name="P6">text geschrieben, beispiele eingefügt</text:p>
          </table:table-cell>
        </table:table-row>
        <table:table-row>
          <table:table-cell table:style-name="Arbeitsprozessbericht.A20" office:value-type="string">
            <text:p text:style-name="P5">Probleme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Problemlösung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Offene Fragen:</text:p>
          </table:table-cell>
          <table:table-cell table:style-name="Arbeitsprozessbericht.B20" office:value-type="string">
            <text:p text:style-name="P6"/>
          </table:table-cell>
        </table:table-row>
        <table:table-row table:style-name="Arbeitsprozessbericht.7">
          <table:table-cell table:style-name="Arbeitsprozessbericht.A7" office:value-type="string">
            <text:p text:style-name="P7"><text:span text:style-name="T1">M</text:span><text:span text:style-name="T4">o</text:span><text:span text:style-name="T1"> </text:span><text:span text:style-name="T4">08</text:span>.<text:span text:style-name="T4">12</text:span>.20<text:span text:style-name="T4">25</text:span></text:p>
          </table:table-cell>
          <table:table-cell table:style-name="Arbeitsprozessbericht.B7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4">Geplant:</text:p>
          </table:table-cell>
          <table:table-cell table:style-name="Arbeitsprozessbericht.B20" office:value-type="string">
            <text:p text:style-name="P6">nochmal drüberlesen</text:p>
          </table:table-cell>
        </table:table-row>
        <table:table-row>
          <table:table-cell table:style-name="Arbeitsprozessbericht.A20" office:value-type="string">
            <text:p text:style-name="P5">Erreicht:</text:p>
          </table:table-cell>
          <table:table-cell table:style-name="Arbeitsprozessbericht.B20" office:value-type="string">
            <text:p text:style-name="P6">kleinigkeiten korrigiert</text:p>
          </table:table-cell>
        </table:table-row>
        <table:table-row>
          <table:table-cell table:style-name="Arbeitsprozessbericht.A20" office:value-type="string">
            <text:p text:style-name="P5">Probleme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20" office:value-type="string">
            <text:p text:style-name="P5">Problemlösung:</text:p>
          </table:table-cell>
          <table:table-cell table:style-name="Arbeitsprozessbericht.B20" office:value-type="string">
            <text:p text:style-name="P6"/>
          </table:table-cell>
        </table:table-row>
        <table:table-row>
          <table:table-cell table:style-name="Arbeitsprozessbericht.A48" office:value-type="string">
            <text:p text:style-name="P5">Offene Fragen:</text:p>
          </table:table-cell>
          <table:table-cell table:style-name="Arbeitsprozessbericht.B48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01T14:48:49.863000000</meta:creation-date>
    <dc:date>2025-12-07T19:31:24.261589026</dc:date>
    <meta:editing-duration>PT53M34S</meta:editing-duration>
    <meta:editing-cycles>8</meta:editing-cycles>
    <meta:generator>LibreOffice/25.8.3.2$Linux_X86_64 LibreOffice_project/580$Build-2</meta:generator>
    <meta:document-statistic meta:table-count="1" meta:image-count="0" meta:object-count="0" meta:page-count="2" meta:paragraph-count="76" meta:word-count="159" meta:character-count="1308" meta:non-whitespace-character-count="1218"/>
  </office:meta>
</office:document-meta>
</file>